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row table:style-name="ro1">
          <table:table-cell table:style-name="ce11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Usag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oltage Monitor 5V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oltage Monitor DC Motor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Voltage Monitor Steppers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Voltage Monitor Batter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pper Motor 1 Dir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Motor 1 Step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per Motor 2 Direc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pper Motor 2 Step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epper Motor 1 Endstop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epper Motor 2 Endstop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1 Enabl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epper Motor 2 Enab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dstop Raised Doo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dstop Lowered Do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ezo Speaker</text:p>
          </table:table-cell>
          <table:table-cell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Front Left Distance Sensor Trigger</text:p>
          </table:table-cell>
          <table:table-cell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Front Left Distance Sensor Ech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ont Right Distance Sensor Trigge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ont Right Distance Sensor Ech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ck Distance Sensor Trigge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ck Distance Sensor Echo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ft Distance Sensor Trigge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ft Distance Sensor Echo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ight Distance Sensor Trigg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ight Distance Sensor Echo</text:p>
          </table:table-cell>
          <table:table-cell/>
        </table:table-row>
        <table:table-row table:style-name="ro1" table:number-rows-repeated="32">
          <table:table-cell table:style-name="ce14"/>
          <table:table-cell table:number-columns-repeated="2"/>
        </table:table-row>
        <table:table-row table:style-name="ro1">
          <table:table-cell table:style-name="ce1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2:09:18.413164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2-14T12:12:33.856165468</dc:date>
    <meta:editing-duration>PT5H59M13S</meta:editing-duration>
    <meta:editing-cycles>5</meta:editing-cycles>
    <meta:generator>LibreOffice/6.0.7.3$Linux_X86_64 LibreOffice_project/00m0$Build-3</meta:generator>
    <meta:document-statistic meta:table-count="1" meta:cell-count="86" meta:object-count="0"/>
  </office:meta>
</office:document-meta>
</file>